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a985a" officeooo:paragraph-rsid="000cba3e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fo:font-weight="bold" officeooo:rsid="001a985a" officeooo:paragraph-rsid="000cba3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Ubuntu" fo:font-size="14pt" fo:font-weight="bold" officeooo:rsid="001b2f8c" officeooo:paragraph-rsid="000cba3e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style:font-name="Ubuntu" fo:font-size="14pt" fo:font-weight="bold" officeooo:rsid="00208a38" officeooo:paragraph-rsid="000cba3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Ubuntu" fo:font-size="14pt" fo:font-weight="bold" officeooo:rsid="0036eb7c" officeooo:paragraph-rsid="000cba3e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style:font-name="Ubuntu" fo:font-size="14pt" fo:font-weight="bold" officeooo:rsid="0038d7c7" officeooo:paragraph-rsid="000cba3e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style:font-name="Ubuntu" fo:font-size="14pt" fo:font-weight="bold" officeooo:rsid="0039fdb9" officeooo:paragraph-rsid="000cba3e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style:font-name="Ubuntu" fo:font-size="14pt" fo:font-weight="bold" officeooo:rsid="004569d3" officeooo:paragraph-rsid="000cba3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style:font-name="Ubuntu" fo:font-size="14pt" fo:font-weight="bold" officeooo:rsid="0054d447" officeooo:paragraph-rsid="000cba3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Ubuntu" fo:font-size="14pt" fo:font-weight="bold" officeooo:rsid="005a0374" officeooo:paragraph-rsid="000cba3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style:font-name="Ubuntu" fo:font-size="14pt" fo:font-weight="normal" officeooo:rsid="001a985a" officeooo:paragraph-rsid="000cba3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fo:font-weight="normal" officeooo:rsid="001a985a" officeooo:paragraph-rsid="000cba3e" fo:background-color="#dddddd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0cba3e" fo:background-color="#dddddd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fo:font-weight="normal" officeooo:rsid="00105cb0" officeooo:paragraph-rsid="000cba3e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loext:opacity="100%" style:font-name="Ubuntu" fo:font-size="14pt" fo:font-weight="normal" officeooo:rsid="0038d7c7" officeooo:paragraph-rsid="000cba3e" fo:background-color="#dddddd" style:font-size-asian="14pt" style:font-size-complex="14pt"/>
    </style:style>
    <style:style style:name="P17" style:family="paragraph" style:parent-style-name="Standard">
      <style:paragraph-properties fo:line-height="150%"/>
      <style:text-properties fo:color="#000000" loext:opacity="100%" style:font-name="Ubuntu" fo:font-size="14pt" fo:font-weight="normal" officeooo:rsid="00208a38" officeooo:paragraph-rsid="000cba3e" fo:background-color="#ddddd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fo:color="#000000" loext:opacity="100%" style:font-name="Ubuntu" fo:font-size="14pt" officeooo:paragraph-rsid="000cba3e" fo:background-color="#dddddd" style:font-size-asian="14pt" style:font-size-complex="14pt"/>
    </style:style>
    <style:style style:name="P19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0cba3e" fo:background-color="#dddddd" style:font-size-asian="14pt" style:font-size-complex="14pt"/>
    </style:style>
    <style:style style:name="P2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2133f2"/>
    </style:style>
    <style:style style:name="T2" style:family="text">
      <style:text-properties officeooo:rsid="0020b3cf"/>
    </style:style>
    <style:style style:name="T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xemplos</text:h>
      <text:p text:style-name="P3">Ex-1:</text:p>
      <text:p text:style-name="P13">let cep = '89240-000'</text:p>
      <text:p text:style-name="P18"/>
      <text:p text:style-name="P14">function validandoCep(str) { </text:p>
      <text:p text:style-name="P14"><text:s text:c="5"/>let regex = /\d{5}-\d{3}<text:span text:style-name="T1">$</text:span>/gi </text:p>
      <text:p text:style-name="P14"><text:s text:c="5"/>return regex.test(str) </text:p>
      <text:p text:style-name="P14">} </text:p>
      <text:p text:style-name="P18"/>
      <text:p text:style-name="P14">let res = validandoCep(cep) </text:p>
      <text:p text:style-name="P14">console.log(res) </text:p>
      <text:p text:style-name="P2">___________________________</text:p>
      <text:p text:style-name="P4">Ex-2:</text:p>
      <text:p text:style-name="P15">let entrada = document.getElementById('entrada').value </text:p>
      <text:p text:style-name="P18"/>
      <text:p text:style-name="P14">let emailType = ^[\w_.-]+@[\w_.-]+\.[a-z]+ </text:p>
      <text:p text:style-name="P14">let cpfType = /^\d{3}\.\d{3}\.\d{3}-\d{2}<text:span text:style-name="T2">$</text:span>/gi </text:p>
      <text:p text:style-name="P18"/>
      <text:p text:style-name="P14">if(emailType.test(entrada)) { </text:p>
      <text:p text:style-name="P14"><text:s text:c="5"/>alert('email') </text:p>
      <text:p text:style-name="P14">} else if(cpfType.test(entrada)) { </text:p>
      <text:p text:style-name="P14"><text:s text:c="5"/>alert('cpf') </text:p>
      <text:p text:style-name="P14">} else { </text:p>
      <text:p text:style-name="P14"><text:s text:c="5"/>alert('entrada invalida, tente de novo') </text:p>
      <text:p text:style-name="P14">} </text:p>
      <text:p text:style-name="P2"/>
      <text:p text:style-name="P2"/>
      <text:p text:style-name="P2"/>
      <text:p text:style-name="P2">___________________________</text:p>
      <text:p text:style-name="P5"><text:soft-page-break/>Ex-3:</text:p>
      <text:p text:style-name="P17">(( <text:s/>) =&gt; { </text:p>
      <text:p text:style-name="P14"><text:s text:c="5"/>let entrada = document.getElementById('entrada') </text:p>
      <text:p text:style-name="P14"><text:s text:c="5"/>let btn = document.getElementById('btn') </text:p>
      <text:p text:style-name="P18"/>
      <text:p text:style-name="P14"><text:s text:c="5"/>let validCpf = /^\d{3}\.\d{3}\.\d{3}-\d{2}$/i </text:p>
      <text:p text:style-name="P14"><text:s text:c="5"/>let validEmail = /^[\w._-]+@[\w_.-]+\.[a-z]{2,}/i </text:p>
      <text:p text:style-name="P18"/>
      <text:p text:style-name="P14"><text:s text:c="5"/>entrada.addEventListener('input', function validacao(entrada) {</text:p>
      <text:p text:style-name="P14"><text:s text:c="10"/>let texto = <text:span text:style-name="T3">this</text:span>.value </text:p>
      <text:p text:style-name="P18"/>
      <text:p text:style-name="P14"><text:s text:c="10"/>if(validCpf.test(texto) || validEmail.test(texto)) { </text:p>
      <text:p text:style-name="P14"><text:s text:c="15"/>btn.disabled = false </text:p>
      <text:p text:style-name="P14"><text:s text:c="15"/>btn.<text:span text:style-name="T3">style</text:span>.background = 'green' </text:p>
      <text:p text:style-name="P14"><text:s text:c="10"/>} else { </text:p>
      <text:p text:style-name="P14"><text:s text:c="15"/>btn.disabled = true </text:p>
      <text:p text:style-name="P14"><text:s text:c="15"/>btn.<text:span text:style-name="T3">style</text:span>.background = 'red' </text:p>
      <text:p text:style-name="P14"><text:s text:c="10"/>} </text:p>
      <text:p text:style-name="P14"><text:s text:c="5"/>}) </text:p>
      <text:p text:style-name="P14">})( <text:s/>) </text:p>
      <text:p text:style-name="P12">___________________________</text:p>
      <text:p text:style-name="P6">Ex-4:</text:p>
      <text:p text:style-name="P15">let str = 'Hoje é 26/02/2018 e amanha será 27/02/18. Meu aniversario é 1/01' </text:p>
      <text:p text:style-name="P14">let meses = ['jan', 'fev', 'mar', 'abril', 'mai', 'jun', 'jul', 'ago', 'set', 'out', 'nov', 'dez'] </text:p>
      <text:p text:style-name="P14"/>
      <text:p text:style-name="P14">function formatData(str) { </text:p>
      <text:p text:style-name="P14"><text:s text:c="5"/>let regex = /(\d{1,2})\/(\d{1,2})(?:\/(\d{2,4}))?/g </text:p>
      <text:p text:style-name="P14"><text:s text:c="5"/>return str.replace(regex, function(reg, g1, g2, g3, p, st) { </text:p>
      <text:p text:style-name="P14"><text:soft-page-break/><text:s text:c="10"/>let dia = g1 + ' de ' + meses[parseInt(g2)-1] </text:p>
      <text:p text:style-name="P14"><text:s text:c="10"/>dia += (g3) ? ' de ' + g3 : ' ' </text:p>
      <text:p text:style-name="P18"/>
      <text:p text:style-name="P14"><text:s text:c="10"/>return dia </text:p>
      <text:p text:style-name="P14"><text:s text:c="5"/>}) </text:p>
      <text:p text:style-name="P14">} </text:p>
      <text:p text:style-name="P14"/>
      <text:p text:style-name="P14">str = formatData(str) </text:p>
      <text:p text:style-name="P14">console.log(str) </text:p>
      <text:p text:style-name="P12">___________________________</text:p>
      <text:p text:style-name="P7">Ex-5:</text:p>
      <text:p text:style-name="P14">let str = document.getElementsByTagName('p')[0] </text:p>
      <text:p text:style-name="P14">let meses = ['jan', 'fev', 'mar', 'abril', 'mai', 'jun', 'jul', 'ago', 'set', 'out', 'nov', 'dez'] </text:p>
      <text:p text:style-name="P18"/>
      <text:p text:style-name="P14">function format(txt) { </text:p>
      <text:p text:style-name="P14"><text:s text:c="5"/>let regex = /(\d{1,2})\/(\d{1,2})(?:\/(\d{2,4}))?/g </text:p>
      <text:p text:style-name="P18"/>
      <text:p text:style-name="P14"><text:s text:c="5"/>let result = txt.textContent.replace(regex, function(reg, g1, g2, g3, pos, st) { </text:p>
      <text:p text:style-name="P14"><text:s text:c="10"/>let data = g1 + ' de ' + meses[parseInt(g2)-1] </text:p>
      <text:p text:style-name="P14"><text:s text:c="10"/>data += (g3) ? ' de ' + g3 : '' </text:p>
      <text:p text:style-name="P14"><text:s text:c="10"/>return data </text:p>
      <text:p text:style-name="P14"><text:s text:c="5"/>}) </text:p>
      <text:p text:style-name="P14"><text:s text:c="5"/>txt.innerHTML = result </text:p>
      <text:p text:style-name="P14">} </text:p>
      <text:p text:style-name="P18"/>
      <text:p text:style-name="P14">format(str) </text:p>
      <text:p text:style-name="P12"/>
      <text:p text:style-name="P12">___________________________</text:p>
      <text:p text:style-name="P8"><text:soft-page-break/>Ex-6:</text:p>
      <text:p text:style-name="P16">let listaTexto = document.getElementsByTagName('p') </text:p>
      <text:p text:style-name="P14">let meses = ['jan', 'fev', 'mar', 'abril', 'mai', 'jun', 'jul', 'ago', 'set', 'out', 'nov', 'dez'] </text:p>
      <text:p text:style-name="P18"/>
      <text:p text:style-name="P14">function format(lista) { </text:p>
      <text:p text:style-name="P14"><text:s text:c="5"/>let regex = /(\d{1,2})\/(\d{1,2})(?:\/(\d{2,4}))?/g </text:p>
      <text:p text:style-name="P14"><text:s text:c="5"/>let result </text:p>
      <text:p text:style-name="P18"/>
      <text:p text:style-name="P14"><text:s text:c="5"/>for(let txt of lista) { </text:p>
      <text:p text:style-name="P14"><text:s text:c="10"/>result = txt.textContent.replace(regex, function(reg, g1, g2, g3, pos, st) <text:s/>{ </text:p>
      <text:p text:style-name="P14"><text:s text:c="15"/>let data = g1 + ' de ' + meses[parseInt(g2)-1] </text:p>
      <text:p text:style-name="P14"><text:s text:c="15"/>data += (g3) ? ' de ' + g3 : '' </text:p>
      <text:p text:style-name="P14"><text:s text:c="15"/>return data </text:p>
      <text:p text:style-name="P14"><text:s text:c="10"/>}) </text:p>
      <text:p text:style-name="P14"><text:s text:c="10"/>txt.innerHTML = result </text:p>
      <text:p text:style-name="P14"><text:s text:c="5"/>} </text:p>
      <text:p text:style-name="P14">} </text:p>
      <text:p text:style-name="P18"/>
      <text:p text:style-name="P14">format(listaTexto) </text:p>
      <text:p text:style-name="P12">___________________________</text:p>
      <text:p text:style-name="P9">Ex-7:</text:p>
      <text:p text:style-name="P16">let str = 'Hoje é 26/02/2018 e amanha será 27/02/18. Meu aniversario é 1/01' </text:p>
      <text:p text:style-name="P14">let regex = /\d{1,2}/g </text:p>
      <text:p text:style-name="P18"/>
      <text:p text:style-name="P14">let teste = str.match(regex) </text:p>
      <text:p text:style-name="P14">console.log(teste) </text:p>
      <text:p text:style-name="P12">___________________________</text:p>
      <text:p text:style-name="P9"><text:soft-page-break/>Ex-8:</text:p>
      <text:p text:style-name="P16">let str = 'o pato chato tem sapato de gato' </text:p>
      <text:p text:style-name="P14">let regex = /([gp]|ch)ato/g </text:p>
      <text:p text:style-name="P14">let arr </text:p>
      <text:p text:style-name="P18"/>
      <text:p text:style-name="P14">while(arr = regex.exec(str)) { </text:p>
      <text:p text:style-name="P14"><text:s text:c="5"/>let msg = 'encontrei ' + arr[0] + ' na posição ' + arr.index + '.' </text:p>
      <text:p text:style-name="P14"><text:s text:c="5"/>msg += ' proximo começa em ' + regex.lastIndex </text:p>
      <text:p text:style-name="P14"><text:s text:c="5"/>console.log(msg) </text:p>
      <text:p text:style-name="P14">} </text:p>
      <text:p text:style-name="P12">___________________________</text:p>
      <text:p text:style-name="P10">Ex-9:</text:p>
      <text:p text:style-name="P16">let testeReg = 'abc' </text:p>
      <text:p text:style-name="P14">let str = 'procurando texto abc neste paragrafo. Abc encontrado' </text:p>
      <text:p text:style-name="P18"/>
      <text:p text:style-name="P14">let regex = new RegExp(testeReg, 'gi') </text:p>
      <text:p text:style-name="P14">console.log(regex.exec(str)) </text:p>
      <text:p text:style-name="P12">___________________________</text:p>
      <text:p text:style-name="P11">Ex-10:</text:p>
      <text:p text:style-name="P16">let str = 'http://teste.com.br/index.html?ola=mundo&amp;user=rafael&amp;id=123'</text:p>
      <text:p text:style-name="P14">let regex = /[?&amp;](\w+)=(\w+)/g </text:p>
      <text:p text:style-name="P18"/>
      <text:p text:style-name="P14">let arr, parametros = { <text:s/>} </text:p>
      <text:p text:style-name="P18"/>
      <text:p text:style-name="P14">while (arr = regex.exec(str)) { </text:p>
      <text:p text:style-name="P14">parametros[arr[1]] = arr[2] </text:p>
      <text:p text:style-name="P14">} </text:p>
      <text:p text:style-name="P18"/>
      <text:p text:style-name="P14">console.log(parametros)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2:59:05.745352988</meta:creation-date>
    <dc:date>2022-12-12T18:54:19.226574169</dc:date>
    <meta:editing-duration>PT26M4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15" meta:word-count="448" meta:character-count="3683" meta:non-whitespace-character-count="2894"/>
  </office:meta>
</office:document-meta>
</file>